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AnnotatedTestBean.setSpouse( ITestBean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ProcessorBenchmark.prototypeCreation( Benchmark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nchmarkState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AnnotatedTestBean.setSpouse( ITestBean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